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1c82b9" draw:textarea-horizontal-align="justify" draw:textarea-vertical-align="middle" draw:auto-grow-height="false"/>
    </style:style>
    <style:style style:name="gr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cccccd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family="Georgia" style:font-family-generic="roman" style:font-pitch="variable"/>
    </style:style>
    <style:style style:name="P2" style:family="paragraph">
      <style:paragraph-properties fo:text-align="center"/>
    </style:style>
    <style:style style:name="T1" style:family="text">
      <style:text-properties fo:font-family="Georgia" style:font-family-generic="roman" style:font-pitch="variable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8.89cm" svg:height="1.905cm" svg:x="5.445cm" svg:y="1cm">
          <text:p text:style-name="P1"><text:span text:style-name="T1">GLOBAL 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4" draw:layer="layout" svg:width="1.905cm" svg:height="1.905cm" svg:x="4.175cm" svg:y="7.35cm">
          <text:p text:style-name="P2">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id="id3" draw:layer="layout" svg:width="1.905cm" svg:height="1.905cm" svg:x="6.715cm" svg:y="7.35cm">
          <text:p text:style-name="P2">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id="id2" draw:layer="layout" svg:width="1.905cm" svg:height="1.905cm" svg:x="9.255cm" svg:y="7.35cm">
          <text:p text:style-name="P2">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id="id6" draw:layer="layout" svg:width="1.905cm" svg:height="1.905cm" svg:x="11.795cm" svg:y="7.35cm">
          <text:p text:style-name="P2">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id="id7" draw:layer="layout" svg:width="1.905cm" svg:height="1.905cm" svg:x="14.335cm" svg:y="7.35cm">
          <text:p text:style-name="P2">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id="id8" draw:layer="layout" svg:width="1.905cm" svg:height="1.905cm" svg:x="16.875cm" svg:y="7.35cm">
          <text:p text:style-name="P2">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id="id5" draw:layer="layout" svg:width="1.905cm" svg:height="1.905cm" svg:x="1.635cm" svg:y="7.35cm">
          <text:p text:style-name="P2">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curve" svg:x1="9.89cm" svg:y1="2.905cm" svg:x2="10.208cm" svg:y2="7.35cm" draw:start-shape="id1" draw:start-glue-point="2" draw:end-shape="id2" draw:end-glue-point="4" svg:d="m9890 2905c0 3333 318 1111 318 4445">
          <text:p/>
        </draw:connector>
        <draw:connector draw:style-name="gr3" draw:text-style-name="P2" draw:layer="layout" draw:type="curve" svg:x1="9.89cm" svg:y1="2.905cm" svg:x2="7.667cm" svg:y2="7.35cm" draw:start-shape="id1" draw:start-glue-point="2" draw:end-shape="id3" svg:d="m9890 2905c0 3333-2223 1111-2223 4445">
          <text:p/>
        </draw:connector>
        <draw:connector draw:style-name="gr3" draw:text-style-name="P2" draw:layer="layout" draw:type="curve" svg:x1="9.89cm" svg:y1="2.905cm" svg:x2="5.128cm" svg:y2="7.35cm" draw:start-shape="id1" draw:end-shape="id4" draw:end-glue-point="4" svg:d="m9890 2905c0 3333-4762 1111-4762 4445">
          <text:p/>
        </draw:connector>
        <draw:connector draw:style-name="gr3" draw:text-style-name="P2" draw:layer="layout" draw:type="curve" svg:x1="9.89cm" svg:y1="2.905cm" svg:x2="2.588cm" svg:y2="7.35cm" draw:start-shape="id1" draw:end-shape="id5" draw:end-glue-point="4" svg:d="m9890 2905c0 3333-7302 1111-7302 4445">
          <text:p/>
        </draw:connector>
        <draw:connector draw:style-name="gr3" draw:text-style-name="P2" draw:layer="layout" draw:type="curve" svg:x1="9.89cm" svg:y1="2.905cm" svg:x2="12.748cm" svg:y2="7.35cm" draw:start-shape="id1" draw:end-shape="id6" draw:end-glue-point="4" svg:d="m9890 2905c0 3333 2858 1111 2858 4445">
          <text:p/>
        </draw:connector>
        <draw:connector draw:style-name="gr3" draw:text-style-name="P2" draw:layer="layout" draw:type="curve" svg:x1="9.89cm" svg:y1="2.905cm" svg:x2="15.287cm" svg:y2="7.35cm" draw:start-shape="id1" draw:end-shape="id7" svg:d="m9890 2905c0 3333 5397 1111 5397 4445">
          <text:p/>
        </draw:connector>
        <draw:connector draw:style-name="gr3" draw:text-style-name="P2" draw:layer="layout" draw:type="curve" svg:x1="9.89cm" svg:y1="2.905cm" svg:x2="17.828cm" svg:y2="7.35cm" draw:start-shape="id1" draw:end-shape="id8" draw:end-glue-point="4" svg:d="m9890 2905c0 3333 7938 1111 7938 4445">
          <text:p/>
        </draw:connector>
        <draw:custom-shape draw:style-name="gr4" draw:text-style-name="P2" draw:layer="layout" svg:width="4.445cm" svg:height="1.905cm" svg:x="4.81cm" svg:y="4.175cm">
          <text:p text:style-name="P2"><text:span text:style-name="T2">Atomic Update</text:span><text:span text:style-name="T2"><text:line-break/></text:span><text:span text:style-name="T2">of State Elem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7-13T12:19:44</meta:creation-date>
    <dc:date>2010-07-13T12:36:46</dc:date>
    <meta:editing-duration>PT00H17M04S</meta:editing-duration>
    <meta:editing-cycles>7</meta:editing-cycles>
    <meta:generator>OpenOffice.org/3.2$Unix OpenOffice.org_project/320m19$Build-9505</meta:generator>
    <meta:document-statistic meta:object-count="16"/>
  </office:meta>
</office:document-meta>
</file>